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939" officeooo:paragraph-rsid="000d8939"/>
    </style:style>
    <style:style style:name="P2" style:family="paragraph" style:parent-style-name="Standard">
      <style:text-properties fo:font-weight="bold" officeooo:rsid="000d8939" officeooo:paragraph-rsid="000d893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8939" officeooo:paragraph-rsid="000d8939" style:font-weight-asian="bold" style:font-weight-complex="bold"/>
    </style:style>
    <style:style style:name="P4" style:family="paragraph" style:parent-style-name="Standard">
      <style:text-properties fo:font-style="italic" officeooo:rsid="000d8939" officeooo:paragraph-rsid="000d8939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d8939" officeooo:paragraph-rsid="000d8939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d8939" officeooo:paragraph-rsid="000d8939"/>
    </style:style>
    <style:style style:name="T1" style:family="text">
      <style:text-properties officeooo:rsid="000e2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terisk Demo</text:p>
      <text:p text:style-name="P3"/>
      <text:p text:style-name="P3"/>
      <text:p text:style-name="P5">Talking Points</text:p>
      <text:p text:style-name="P1"/>
      <text:p text:style-name="P1">1. <text:s/>Slides</text:p>
      <text:p text:style-name="P1"><text:s text:c="2"/>A. Briefly</text:p>
      <text:p text:style-name="P1"><text:s text:c="2"/>B. Questions</text:p>
      <text:p text:style-name="P1"/>
      <text:p text:style-name="P1">2. Demonstrate applications</text:p>
      <text:p text:style-name="P1"><text:s text:c="3"/>A. Time/Temp - Weather</text:p>
      <text:p text:style-name="P1"><text:s text:c="3"/>B. <text:s/>ANI</text:p>
      <text:p text:style-name="P1"><text:s text:c="3"/><text:span text:style-name="T1">C. Ringback</text:span></text:p>
      <text:p text:style-name="P1"/>
      <text:p text:style-name="P1">3. Demonstrate station to station</text:p>
      <text:p text:style-name="P1"/>
      <text:p text:style-name="P1">4. Demonstrate Voicemail</text:p>
      <text:p text:style-name="P1"/>
      <text:p text:style-name="P1">5. Demonstrate outbound</text:p>
      <text:p text:style-name="P1"/>
      <text:p text:style-name="P1">6. Discuss Auto-attendant</text:p>
      <text:p text:style-name="P1"><text:s text:c="4"/>A. Day/Night service</text:p>
      <text:p text:style-name="P1"/>
      <text:p text:style-name="P1">7. Demonstrate inbound</text:p>
      <text:p text:style-name="P1"/>
      <text:p text:style-name="P1">8. <text:s/>Demonstrate station build</text:p>
      <text:p text:style-name="P1"/>
      <text:p text:style-name="P1">9. <text:s/>Demonstrate calling features</text:p>
      <text:p text:style-name="P1"><text:s text:c="4"/>A. *69, etc</text:p>
      <text:p text:style-name="P1"><text:s text:c="4"/>B. Conferences</text:p>
      <text:p text:style-name="P1"/>
      <text:p text:style-name="P2">Summary</text:p>
      <text:p text:style-name="P1"/>
      <text:p text:style-name="P2">Q &amp; A</text:p>
      <text:p text:style-name="P1"/>
      <text:p text:style-name="P4">Survey: <text:s/>Build walk-through in a future meet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5:37:01.337000000</meta:creation-date>
    <dc:date>2015-04-14T15:54:31.623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22" meta:word-count="65" meta:character-count="444" meta:non-whitespace-character-count="371"/>
  </office:meta>
</office:document-meta>
</file>